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Fonteparág.padrão" style:family="text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Fonteparág.padrão" style:family="text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Fonteparág.padrão" style:family="text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Fonteparág.padrão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Fonteparág.padrão" style:family="text">
      <style:text-properties fo:language="en" fo:country="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0354in" fo:padding-bottom="0.00354in" fo:padding-left="0.00354in" fo:padding-right="0.00354in" draw:textarea-vertical-align="middle" draw:textarea-horizontal-align="left" style:wrap="run-through" style:run-through="foreground" draw:fill="solid" draw:fill-color="#000000" draw:opacity="100%" draw:stroke="solid" svg:stroke-width="0.00709in" svg:stroke-color="#000000" draw:marker-start="a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0000" draw:opacity="100%" draw:stroke="solid" svg:stroke-width="0.01378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urso de JavaScript do curso em video com Prof: Gustavo Guanabara</text:p>
      <text:p text:style-name="Standard"/>
      <text:p text:style-name="Standard">Variáveis</text:p>
      <text:p text:style-name="Standard"/>
      <text:p text:style-name="Standard">O nome que são dados para as variáveis são chamados de identificadores e eles tem regras para serem declarados.</text:p>
      <text:p text:style-name="Standard"/>
      <text:p text:style-name="Standard">Primeira: Podem começar com uma letra um $<text:s/>ou com _.</text:p>
      <text:p text:style-name="Standard">Segunda: Não podem começar com números.</text:p>
      <text:p text:style-name="Standard">Terceiro: É possível usar letras e números.</text:p>
      <text:p text:style-name="Standard">Quarto: É possível usar acentos e símbolos.</text:p>
      <text:p text:style-name="Standard">Quinto: Elas não podem conter espaços.</text:p>
      <text:p text:style-name="Standard">Sexto: Não podem ser palavras reservadas.</text:p>
      <text:p text:style-name="Standard"/>
      <text:p text:style-name="Standard">Podemos declarar variáveis de 3 maneiras diferentes:</text:p>
      <text:p text:style-name="Standard"/>
      <text:p text:style-name="Standard">let</text:p>
      <text:p text:style-name="Standard">const</text:p>
      <text:p text:style-name="Standard">var</text:p>
      <text:p text:style-name="Standard"/>
      <text:p text:style-name="Standard">Existem 3 tipos de dados primitivos primordiais no JavaScript, strings, number e boolean</text:p>
      <text:p text:style-name="Standard"/>
      <text:p text:style-name="Standard">Obs; Para descobrir o tipo de dado que você esta trabalhando você pode usar o comando “typeof”.</text:p>
      <text:p text:style-name="Standard"/>
      <text:p text:style-name="Standard">O sinal de receber no<text:s/>JavaScript é “=” e serve para você introduzir um valor para suas variáveis <text:s/></text:p>
      <text:p text:style-name="Standard"/>
      <text:p text:style-name="Standard">Como retirar o valor de uma variável no JavaScript?</text:p>
      <text:p text:style-name="Standard">Nome da variável = null</text:p>
      <text:p text:style-name="Standard"/>
      <text:p text:style-name="Standard">No JavaScript podemos utilizar 3 tipos diferentes de delimitar uma string, cada uma tem sua utilidades para diferentes tipos de usos.</text:p>
      <text:p text:style-name="Standard"/>
      <text:p text:style-name="Standard">“”</text:p>
      <text:p text:style-name="Standard">‘’</text:p>
      <text:p text:style-name="Standard">´´</text:p>
      <text:p text:style-name="Standard"/>
      <text:p text:style-name="Standard">Conversão de number para string. Pode ser feita de duas maneiras:</text:p>
      <text:p text:style-name="Standard"/>
      <text:p text:style-name="Standard">Primeira = String(n)</text:p>
      <text:p text:style-name="Standard">Segunda = n.ToString()</text:p>
      <text:p text:style-name="Standard"/>
      <text:p text:style-name="Standard">Conversão de para tipo number. Pode ser feita de tres maneiras:</text:p>
      <text:p text:style-name="Standard"/>
      <text:p text:style-name="Standard">Números inteiros = Number.parseInt(n)</text:p>
      <text:p text:style-name="Standard">Números reais = Number.parseFloat(n)</text:p>
      <text:p text:style-name="Standard">Para que o próprio JavaScript leia o tipo de numero = Number(n)</text:p>
      <text:p text:style-name="Standard"/>
      <text:p text:style-name="Standard">Comando para transformar em BRL, Real brasileiro.</text:p>
      <text:p text:style-name="Standard"/>
      <text:p text:style-name="P2">n1.toLocaleString('pt-BR', {style: 'currency', currency: 'BRL'})</text:p>
      <text:p text:style-name="P3"/>
      <text:p text:style-name="P4"/>
      <text:p text:style-name="Standard">Operadores aritméticos</text:p>
      <text:p text:style-name="Standard"/>
      <text:p text:style-name="Standard">Soma<text:s/><text:s text:c="24"/>5 + 2 = 7</text:p>
      <text:p text:style-name="Standard">Subtração <text:s text:c="17"/>5 – 2 = 3</text:p>
      <text:p text:style-name="Standard">Multiplicação <text:s text:c="11"/>5 * 2 = 10</text:p>
      <text:p text:style-name="Standard">Divisão <text:s text:c="21"/>5 / 2 = 2.5</text:p>
      <text:p text:style-name="Standard">Resto da divisão <text:s text:c="7"/>5 % 2 = 1</text:p>
      <text:p text:style-name="Standard">Potenciação <text:s text:c="14"/>5 ** 2 = 25</text:p>
      <text:p text:style-name="Standard"/>
      <text:p text:style-name="Standard">Ordem de precedência</text:p>
      <text:p text:style-name="Standard"><draw:custom-shape svg:x="-0.06811in" svg:y="0.14724in" svg:width="0.18542in" svg:height="0.94583in" draw:z-index="10" draw:id="id0" draw:style-name="a1" draw:name="Forma1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/></text:p>
      <text:p text:style-name="Standard"><text:s text:c="5"/>()</text:p>
      <text:p text:style-name="Standard"><text:s text:c="5"/>**</text:p>
      <text:p text:style-name="Standard"><text:s text:c="5"/>* <text:s/>/ <text:s/>%</text:p>
      <text:p text:style-name="Standard"><text:s text:c="5"/>+ -</text:p>
      <text:p text:style-name="Standard"/>
      <text:p text:style-name="Standard"/>
      <text:p text:style-name="Standard">Operadores de atribuição</text:p>
      <text:p text:style-name="Standard"/>
      <text:p text:style-name="P5">x = y</text:p>
      <text:p text:style-name="P6">x += y</text:p>
      <text:p text:style-name="P7">x -= y</text:p>
      <text:p text:style-name="P8">x *= y</text:p>
      <text:p text:style-name="P9">x /= y</text:p>
      <text:p text:style-name="P10">x %= y</text:p>
      <text:p text:style-name="Standard">x **= y</text:p>
      <text:p text:style-name="Standard"/>
      <text:p text:style-name="Standard">Operadores relacionais</text:p>
      <text:p text:style-name="Standard"/>
      <text:p text:style-name="Standard">&gt;</text:p>
      <text:p text:style-name="Standard">&lt;</text:p>
      <text:p text:style-name="Standard">&gt;=</text:p>
      <text:p text:style-name="Standard">&lt;=</text:p>
      <text:p text:style-name="Standard">==</text:p>
      <text:p text:style-name="Standard">!=</text:p>
      <text:p text:style-name="Standard"/>
      <text:p text:style-name="Standard">Obs: Um operador relacional sempre vai retornar um valor boolean, ou seja true ou false.</text:p>
      <text:p text:style-name="Standard"/>
      <text:p text:style-name="Standard">Operadores de identidade</text:p>
      <text:p text:style-name="Standard"/>
      <text:p text:style-name="Standard">===</text:p>
      <text:p text:style-name="Standard">!==</text:p>
      <text:p text:style-name="Standard"/>
      <text:p text:style-name="Standard">Obs: Esse operador compara se os valores são idênticos lavando em consideração o tipo também.</text:p>
      <text:p text:style-name="Standard"/>
      <text:p text:style-name="Standard">Operadores lógicos</text:p>
      <text:p text:style-name="Standard"/>
      <text:p text:style-name="Standard">! <text:s text:c="5"/>= <text:s text:c="3"/>Negação</text:p>
      <text:p text:style-name="Standard">&amp;&amp; = <text:s text:c="3"/>Conjunção</text:p>
      <text:p text:style-name="Standard">| | <text:s text:c="4"/>= <text:s text:c="3"/>Disjunção</text:p>
      <text:p text:style-name="Standard"/>
      <text:p text:style-name="Standard"/>
      <text:p text:style-name="Standard">Ordem de precedência operadores<text:s/>lógicos</text:p>
      <text:p text:style-name="Standard"/>
      <text:p text:style-name="Standard"><draw:custom-shape svg:x="0.06535in" svg:y="0.11024in" svg:width="0.20764in" svg:height="0.91597in" draw:z-index="11" draw:id="id1" draw:style-name="a2" draw:name="Forma2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/></text:p>
      <text:p text:style-name="Standard"><text:s text:c="14"/>!</text:p>
      <text:p text:style-name="Standard"><text:tab/>&amp;&amp;</text:p>
      <text:p text:style-name="Standard"><text:tab/><text:s/>| |</text:p>
      <text:p text:style-name="Standard"/>
      <text:p text:style-name="Standard"/>
      <text:p text:style-name="Standard"/>
      <text:p text:style-name="Standard"/>
      <text:p text:style-name="Standard">Operadores ternarios</text:p>
      <text:p text:style-name="Standard"/>
      <text:p text:style-name="Standard">? <text:s/>:</text:p>
      <text:p text:style-name="Standard"/>
      <text:p text:style-name="Standard">Ex: média &gt;= 7.0 ? “Aprovado” : “Reprovado”</text:p>
      <text:p text:style-name="Standard"/>
      <text:p text:style-name="Standard">Ordem de precedência de todos os operadores</text:p>
      <text:p text:style-name="Standard"/>
      <text:p text:style-name="Standard"><draw:custom-shape svg:x="0.06535in" svg:y="0.05197in" svg:width="0.20764in" svg:height="1.61458in" draw:z-index="251658240" draw:id="id2" draw:style-name="a3" draw:name="Forma2_0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 text:c="14"/>Aritméticos = (), **, / …</text:p>
      <text:p text:style-name="Standard"><text:tab/><text:s text:c="2"/>Relacionais = &lt;, &gt;, &gt;= …</text:p>
      <text:p text:style-name="Standard"><text:tab/><text:s text:c="2"/>Logicos = <text:s text:c="2"/>!</text:p>
      <text:p text:style-name="Standard"><text:tab/><text:s text:c="19"/>&amp;&amp;</text:p>
      <text:p text:style-name="Standard"><text:tab/><text:s text:c="21"/>| |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DOM (Document Object Model)</text:p>
      <text:p text:style-name="Standard"/>
      <text:p text:style-name="P11">Arvore DOM:</text:p>
      <text:p text:style-name="P12"/>
      <text:p text:style-name="P13"><text:s/></text:p>
      <text:p text:style-name="P14"><text:s text:c="18"/>window</text:p>
      <text:p text:style-name="Standard"><draw:custom-shape svg:width="0.07431in" svg:height="0.25972in" draw:z-index="3" draw:id="id3" draw:style-name="a4" draw:transform="translate(-0.03715in -0.12986in) rotate(-0.91333) translate(1.36352in 0.27075in)" draw:name="Forma5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x="1.02362in" svg:y="0.09921in" svg:width="0.10417in" svg:height="0.28056in" draw:z-index="251659264" draw:id="id4" draw:style-name="a5" draw:name="Forma3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width="0.0625in" svg:height="0.25972in" draw:z-index="2" draw:id="id5" draw:style-name="a6" draw:transform="translate(-0.03125in -0.12986in) rotate(-1.09956) translate(0.57676in 0.18143in)" draw:name="Forma4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/text:p>
      <text:p text:style-name="P15"/>
      <text:p text:style-name="P16">location <text:s text:c="4"/>document <text:s text:c="4"/>history</text:p>
      <text:p text:style-name="Standard"><draw:custom-shape svg:x="1.00906in" svg:y="0.09803in" svg:width="0.11181in" svg:height="0.27917in" draw:z-index="4" draw:id="id6" draw:style-name="a7" draw:name="Forma6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17"><text:tab/><text:s text:c="4"/></text:span></text:p>
      <text:p text:style-name="P18"><text:tab/><text:s text:c="9"/></text:p>
      <text:p text:style-name="P19"><text:s text:c="22"/>html</text:p>
      <text:p text:style-name="Standard"><draw:custom-shape svg:width="0.08125in" svg:height="0.30417in" draw:z-index="6" draw:id="id7" draw:style-name="a8" draw:transform="translate(-0.04062in -0.15208in) rotate(-0.70494) translate(1.06356in 0.24708in)" draw:name="Forma8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width="0.07778in" svg:height="0.30139in" draw:z-index="5" draw:id="id8" draw:style-name="a9" draw:transform="translate(-0.03889in -0.15069in) rotate(-0.7854) translate(0.8889in 0.19103in)" draw:name="Forma7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20"><text:s text:c="11"/></text:span></text:p>
      <text:p text:style-name="P21"><text:tab/></text:p>
      <text:p text:style-name="P22"><text:s text:c="14"/>head <text:s text:c="8"/>body</text:p>
      <text:p text:style-name="Standard"><draw:custom-shape svg:width="0.14097in" svg:height="0.30417in" draw:z-index="8" draw:id="id9" draw:style-name="a10" draw:transform="translate(-0.07049in -0.15208in) rotate(-0.62937) translate(1.52085in 0.2923in)" draw:name="Forma10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width="0.10417in" svg:height="0.27917in" draw:z-index="7" draw:id="id10" draw:style-name="a11" draw:transform="translate(-0.05208in -0.13958in) rotate(-0.76794) translate(0.60633in 0.17271in)" draw:name="Forma9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23"><text:s text:c="4"/></text:span></text:p>
      <text:p text:style-name="P24"/>
      <text:p text:style-name="P25">meta <text:s text:c="2"/>title <text:s text:c="19"/>h1 <text:s text:c="4"/>p <text:s text:c="4"/>div</text:p>
      <text:p text:style-name="Standard"><draw:custom-shape svg:x="1.89842in" svg:y="0.05079in" svg:width="0.12153in" svg:height="0.28611in" draw:z-index="9" draw:id="id11" draw:style-name="a12" draw:name="Forma11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26"><text:s text:c="25"/></text:span></text:p>
      <text:p text:style-name="P27"><text:s text:c="9"/></text:p>
      <text:p text:style-name="Standard"><text:span text:style-name="T28"><text:s text:c="43"/></text:span>strong</text:p>
      <text:p text:style-name="Standard"/>
      <text:p text:style-name="Standard"/>
      <text:p text:style-name="Standard">Formas de<text:s/>selecionar</text:p>
      <text:p text:style-name="Standard"/>
      <text:p text:style-name="Standard">Por Marca</text:p>
      <text:p text:style-name="Standard">Por Id</text:p>
      <text:p text:style-name="Standard">Por Nome</text:p>
      <text:p text:style-name="Standard">Por Classe</text:p>
      <text:p text:style-name="Standard">Por Seletor</text:p>
      <text:p text:style-name="Standard"/>
      <text:p text:style-name="Standard"/>
      <text:p text:style-name="Standard">Por marca:</text:p>
      <text:p text:style-name="Standard">getElementsByTagName()</text:p>
      <text:p text:style-name="Standard"/>
      <text:p text:style-name="Standard">Por Id:</text:p>
      <text:p text:style-name="Standard">getElementById()</text:p>
      <text:p text:style-name="Standard"/>
      <text:p text:style-name="Standard">Por Nome:</text:p>
      <text:p text:style-name="Standard">getElementsByName()</text:p>
      <text:p text:style-name="Standard"/>
      <text:p text:style-name="Standard">Por class:</text:p>
      <text:p text:style-name="Standard">gerElementByClassName()</text:p>
      <text:p text:style-name="Standard"/>
      <text:p text:style-name="Standard">Por seletor:</text:p>
      <text:p text:style-name="Standard">querySelector()</text:p>
      <text:p text:style-name="Standard">querySelectorAll()</text:p>
      <text:p text:style-name="Standard"/>
      <text:p text:style-name="Standard"/>
      <text:p text:style-name="Standard"/>
      <text:p text:style-name="Standard">Eventos DOM</text:p>
      <text:p text:style-name="Standard"/>
      <text:p text:style-name="Standard">onmouseenter = Evento que seu mouse entrou no local específico</text:p>
      <text:p text:style-name="Standard">onmousemove = Indica que o mouse se moveu</text:p>
      <text:p text:style-name="Standard">onmousedown = Indica que foi clicado e o usuário manteve pressionado</text:p>
      <text:p text:style-name="Standard">onmouseup = Indica que o mouse foi solto</text:p>
      <text:p text:style-name="Standard">onclick = Indica um click normal</text:p>
      <text:p text:style-name="Standard">onmouseout = Indica que o mouse saiu do local demarcado</text:p>
      <text:p text:style-name="Standard"/>
      <text:p text:style-name="Standard"/>
      <text:p text:style-name="Standard"/>
      <text:p text:style-name="Standard"/>
      <text:p text:style-name="Standard">Funções</text:p>
      <text:p text:style-name="Standard"><text:s/></text:p>
      <text:p text:style-name="Standard"><text:tab/>Função é um bloco de códigos onde ele só irá ser executado se chamado e todo o código dentro desse bloco será único e exclusivo daquele bloco não valendo para o resto do seu código isso<text:s/>inclui declarações de variáveis, estruturas condicionai e de repetição.</text:p>
      <text:p text:style-name="Standard"><text:tab/>A função é composta pelo nome reservado “function” o nome dado a função após isso entre parênteses pode ser feito ou não a declaração dos parâmetros que pode não ser nenhum, um ou vários e entre “{}” toda seu código.</text:p>
      <text:p text:style-name="Standard"/>
      <text:p text:style-name="Standard"/>
      <text:p text:style-name="Standard"/>
      <text:p text:style-name="Standard"/>
      <text:p text:style-name="Standard"/>
      <text:p text:style-name="Standard">Condições</text:p>
      <text:p text:style-name="Standard"/>
      <text:p text:style-name="Standard"><text:s/>As estruturas condicionais elas permitem que <text:s/>o fluxo do seu código siga por um caminho ou por outro, como em uma bifurcação em uma estrada.</text:p>
      <text:p text:style-name="Standard"/>
      <text:p text:style-name="Standard">A estrutura consiste em um if(condição) seguido da abertura<text:s/>de um bloco {} para entrar na segunda parte do código se usa a palavra reservada “else” seguida também da abertura e fechamento de um bloco. A estrutura if retorna o boolean true e a estrutura else retorna o boolean false.</text:p>
      <text:p text:style-name="Standard"/>
      <text:p text:style-name="Standard">Tipos de condições</text:p>
      <text:p text:style-name="Standard"/>
      <text:p text:style-name="Standard">Condições simples: consiste apenas de um bloco contendo apenas o true como retorno e quando se retornar o false nada acontece</text:p>
      <text:p text:style-name="Standard"/>
      <text:p text:style-name="Standard">Condições compostas: São compostas por if <text:s/>e também else.<text:s/></text:p>
      <text:p text:style-name="Standard"/>
      <text:p text:style-name="Standard">Condições aninhadas: São compostas por if, if else e o else.</text:p>
      <text:p text:style-name="Standard"/>
      <text:p text:style-name="Standard">Condições múltiplas: É composta pela palavra reservada switch e dentro do bloco é utilizado case para se<text:s/>declarar expressões e o default pode ser utilizado como o else nas estruturas simples.</text:p>
      <text:p text:style-name="Standard"/>
      <text:p text:style-name="Standard">Obs. Dentro de cada bloco precisa necessariamente declarar o “break”.</text:p>
      <text:p text:style-name="Standard"/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ezer Miguel</dc:creator>
    <meta:creation-date>2022-03-08T08:12:00Z</meta:creation-date>
    <dc:date>2022-06-30T03:19:00Z</dc:date>
    <meta:template xlink:href="Normal" xlink:type="simple"/>
    <meta:editing-cycles>11</meta:editing-cycles>
    <meta:editing-duration>PT17940S</meta:editing-duration>
    <meta:document-statistic meta:page-count="1" meta:paragraph-count="9" meta:word-count="770" meta:character-count="4919" meta:row-count="34" meta:non-whitespace-character-count="4158"/>
  </office:meta>
</office:document-meta>
</file>